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4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0184" calcext:value-type="float">
            <text:p>100,184</text:p>
          </table:table-cell>
          <table:table-cell table:style-name="ce38" office:value-type="float" office:value="3703" calcext:value-type="float">
            <text:p>3,703</text:p>
          </table:table-cell>
          <table:table-cell table:style-name="ce38" office:value-type="float" office:value="7385" calcext:value-type="float">
            <text:p>7,385</text:p>
          </table:table-cell>
          <table:table-cell table:style-name="ce38" office:value-type="float" office:value="3634" calcext:value-type="float">
            <text:p>3,634</text:p>
          </table:table-cell>
          <table:table-cell table:style-name="ce38" office:value-type="float" office:value="10339" calcext:value-type="float">
            <text:p>10,339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893" calcext:value-type="float">
            <text:p>30,893</text:p>
          </table:table-cell>
          <table:table-cell table:style-name="ce38" office:value-type="float" office:value="40814" calcext:value-type="float">
            <text:p>40,814</text:p>
          </table:table-cell>
          <table:table-cell table:style-name="ce38" office:value-type="float" office:value="3060" calcext:value-type="float">
            <text:p>3,06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99449" calcext:value-type="float">
            <text:p>99,449</text:p>
          </table:table-cell>
          <table:table-cell table:style-name="ce38" office:value-type="float" office:value="5963" calcext:value-type="float">
            <text:p>5,963</text:p>
          </table:table-cell>
          <table:table-cell table:style-name="ce38" office:value-type="float" office:value="6662" calcext:value-type="float">
            <text:p>6,662</text:p>
          </table:table-cell>
          <table:table-cell table:style-name="ce38" office:value-type="float" office:value="3672" calcext:value-type="float">
            <text:p>3,672</text:p>
          </table:table-cell>
          <table:table-cell table:style-name="ce38" office:value-type="float" office:value="10888" calcext:value-type="float">
            <text:p>10,888</text:p>
          </table:table-cell>
          <table:table-cell table:style-name="ce38" office:value-type="float" office:value="477" calcext:value-type="float">
            <text:p>4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899" calcext:value-type="float">
            <text:p>30,899</text:p>
          </table:table-cell>
          <table:table-cell table:style-name="ce38" office:value-type="float" office:value="40819" calcext:value-type="float">
            <text:p>40,819</text:p>
          </table:table-cell>
          <table:table-cell table:style-name="ce38" office:value-type="float" office:value="45" calcext:value-type="float">
            <text:p>45</text:p>
          </table:table-cell>
          <table:table-cell table:style-name="ce44" office:value-type="float" office:value="24" calcext:value-type="float">
            <text:p>24</text:p>
          </table:table-cell>
          <table:table-cell table:style-name="ce62" office:value-type="float" office:value="735" calcext:value-type="float">
            <text:p>735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4669" calcext:value-type="float">
            <text:p>44,669</text:p>
          </table:table-cell>
          <table:table-cell table:style-name="ce39" office:value-type="float" office:value="1690" calcext:value-type="float">
            <text:p>1,690</text:p>
          </table:table-cell>
          <table:table-cell table:style-name="ce39" office:value-type="float" office:value="3476" calcext:value-type="float">
            <text:p>3,476</text:p>
          </table:table-cell>
          <table:table-cell table:style-name="ce39" office:value-type="float" office:value="1751" calcext:value-type="float">
            <text:p>1,751</text:p>
          </table:table-cell>
          <table:table-cell table:style-name="ce39" office:value-type="float" office:value="4741" calcext:value-type="float">
            <text:p>4,741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16" calcext:value-type="float">
            <text:p>14,116</text:p>
          </table:table-cell>
          <table:table-cell table:style-name="ce39" office:value-type="float" office:value="18278" calcext:value-type="float">
            <text:p>18,278</text:p>
          </table:table-cell>
          <table:table-cell table:style-name="ce39" office:value-type="float" office:value="415" calcext:value-type="float">
            <text:p>41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5304" calcext:value-type="float">
            <text:p>45,304</text:p>
          </table:table-cell>
          <table:table-cell table:style-name="ce39" office:value-type="float" office:value="2709" calcext:value-type="float">
            <text:p>2,709</text:p>
          </table:table-cell>
          <table:table-cell table:style-name="ce39" office:value-type="float" office:value="3041" calcext:value-type="float">
            <text:p>3,041</text:p>
          </table:table-cell>
          <table:table-cell table:style-name="ce39" office:value-type="float" office:value="1671" calcext:value-type="float">
            <text:p>1,671</text:p>
          </table:table-cell>
          <table:table-cell table:style-name="ce39" office:value-type="float" office:value="5183" calcext:value-type="float">
            <text:p>5,183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19" calcext:value-type="float">
            <text:p>14,119</text:p>
          </table:table-cell>
          <table:table-cell table:style-name="ce39" office:value-type="float" office:value="18280" calcext:value-type="float">
            <text:p>18,280</text:p>
          </table:table-cell>
          <table:table-cell table:style-name="ce39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63" office:value-type="float" office:value="-635" calcext:value-type="float">
            <text:p><text:s text:c="7"/>－63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5515" calcext:value-type="float">
            <text:p>55,515</text:p>
          </table:table-cell>
          <table:table-cell table:style-name="ce40" office:value-type="float" office:value="2013" calcext:value-type="float">
            <text:p>2,013</text:p>
          </table:table-cell>
          <table:table-cell table:style-name="ce40" office:value-type="float" office:value="3909" calcext:value-type="float">
            <text:p>3,909</text:p>
          </table:table-cell>
          <table:table-cell table:style-name="ce40" office:value-type="float" office:value="1883" calcext:value-type="float">
            <text:p>1,883</text:p>
          </table:table-cell>
          <table:table-cell table:style-name="ce40" office:value-type="float" office:value="5598" calcext:value-type="float">
            <text:p>5,598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77" calcext:value-type="float">
            <text:p>16,777</text:p>
          </table:table-cell>
          <table:table-cell table:style-name="ce40" office:value-type="float" office:value="22536" calcext:value-type="float">
            <text:p>22,536</text:p>
          </table:table-cell>
          <table:table-cell table:style-name="ce40" office:value-type="float" office:value="2645" calcext:value-type="float">
            <text:p>2,64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4145" calcext:value-type="float">
            <text:p>54,145</text:p>
          </table:table-cell>
          <table:table-cell table:style-name="ce40" office:value-type="float" office:value="3254" calcext:value-type="float">
            <text:p>3,254</text:p>
          </table:table-cell>
          <table:table-cell table:style-name="ce40" office:value-type="float" office:value="3621" calcext:value-type="float">
            <text:p>3,621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5705" calcext:value-type="float">
            <text:p>5,705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80" calcext:value-type="float">
            <text:p>16,780</text:p>
          </table:table-cell>
          <table:table-cell table:style-name="ce40" office:value-type="float" office:value="22539" calcext:value-type="float">
            <text:p>22,539</text:p>
          </table:table-cell>
          <table:table-cell table:style-name="ce40" office:value-type="float" office:value="24" calcext:value-type="float">
            <text:p>24</text:p>
          </table:table-cell>
          <table:table-cell table:style-name="ce46" office:value-type="float" office:value="13" calcext:value-type="float">
            <text:p>13</text:p>
          </table:table-cell>
          <table:table-cell table:style-name="ce64" office:value-type="float" office:value="1370" calcext:value-type="float">
            <text:p>1,370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99570" calcext:value-type="float">
            <text:p>99,570</text:p>
          </table:table-cell>
          <table:table-cell table:style-name="ce38" office:value-type="float" office:value="3694" calcext:value-type="float">
            <text:p>3,694</text:p>
          </table:table-cell>
          <table:table-cell table:style-name="ce38" office:value-type="float" office:value="7343" calcext:value-type="float">
            <text:p>7,343</text:p>
          </table:table-cell>
          <table:table-cell table:style-name="ce38" office:value-type="float" office:value="3611" calcext:value-type="float">
            <text:p>3,611</text:p>
          </table:table-cell>
          <table:table-cell table:style-name="ce38" office:value-type="float" office:value="9927" calcext:value-type="float">
            <text:p>9,927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892" calcext:value-type="float">
            <text:p>30,892</text:p>
          </table:table-cell>
          <table:table-cell table:style-name="ce38" office:value-type="float" office:value="40701" calcext:value-type="float">
            <text:p>40,701</text:p>
          </table:table-cell>
          <table:table-cell table:style-name="ce38" office:value-type="float" office:value="3046" calcext:value-type="float">
            <text:p>3,04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98985" calcext:value-type="float">
            <text:p>98,985</text:p>
          </table:table-cell>
          <table:table-cell table:style-name="ce38" office:value-type="float" office:value="5954" calcext:value-type="float">
            <text:p>5,954</text:p>
          </table:table-cell>
          <table:table-cell table:style-name="ce38" office:value-type="float" office:value="6628" calcext:value-type="float">
            <text:p>6,628</text:p>
          </table:table-cell>
          <table:table-cell table:style-name="ce38" office:value-type="float" office:value="3651" calcext:value-type="float">
            <text:p>3,651</text:p>
          </table:table-cell>
          <table:table-cell table:style-name="ce38" office:value-type="float" office:value="10602" calcext:value-type="float">
            <text:p>10,602</text:p>
          </table:table-cell>
          <table:table-cell table:style-name="ce38" office:value-type="float" office:value="477" calcext:value-type="float">
            <text:p>4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898" calcext:value-type="float">
            <text:p>30,898</text:p>
          </table:table-cell>
          <table:table-cell table:style-name="ce38" office:value-type="float" office:value="40706" calcext:value-type="float">
            <text:p>40,706</text:p>
          </table:table-cell>
          <table:table-cell table:style-name="ce38" office:value-type="float" office:value="45" calcext:value-type="float">
            <text:p>45</text:p>
          </table:table-cell>
          <table:table-cell table:style-name="ce44" office:value-type="float" office:value="24" calcext:value-type="float">
            <text:p>24</text:p>
          </table:table-cell>
          <table:table-cell table:style-name="ce65" office:value-type="float" office:value="585" calcext:value-type="float">
            <text:p>585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4331" calcext:value-type="float">
            <text:p>44,331</text:p>
          </table:table-cell>
          <table:table-cell table:style-name="ce39" office:value-type="float" office:value="1686" calcext:value-type="float">
            <text:p>1,686</text:p>
          </table:table-cell>
          <table:table-cell table:style-name="ce39" office:value-type="float" office:value="3451" calcext:value-type="float">
            <text:p>3,451</text:p>
          </table:table-cell>
          <table:table-cell table:style-name="ce39" office:value-type="float" office:value="1741" calcext:value-type="float">
            <text:p>1,741</text:p>
          </table:table-cell>
          <table:table-cell table:style-name="ce39" office:value-type="float" office:value="4507" calcext:value-type="float">
            <text:p>4,507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15" calcext:value-type="float">
            <text:p>14,115</text:p>
          </table:table-cell>
          <table:table-cell table:style-name="ce39" office:value-type="float" office:value="18217" calcext:value-type="float">
            <text:p>18,217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5040" calcext:value-type="float">
            <text:p>45,040</text:p>
          </table:table-cell>
          <table:table-cell table:style-name="ce39" office:value-type="float" office:value="2704" calcext:value-type="float">
            <text:p>2,704</text:p>
          </table:table-cell>
          <table:table-cell table:style-name="ce39" office:value-type="float" office:value="3025" calcext:value-type="float">
            <text:p>3,025</text:p>
          </table:table-cell>
          <table:table-cell table:style-name="ce39" office:value-type="float" office:value="1655" calcext:value-type="float">
            <text:p>1,655</text:p>
          </table:table-cell>
          <table:table-cell table:style-name="ce39" office:value-type="float" office:value="5018" calcext:value-type="float">
            <text:p>5,018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18" calcext:value-type="float">
            <text:p>14,118</text:p>
          </table:table-cell>
          <table:table-cell table:style-name="ce39" office:value-type="float" office:value="18219" calcext:value-type="float">
            <text:p>18,219</text:p>
          </table:table-cell>
          <table:table-cell table:style-name="ce39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66" office:value-type="float" office:value="-709" calcext:value-type="float">
            <text:p><text:s text:c="7"/>－709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5239" calcext:value-type="float">
            <text:p>55,239</text:p>
          </table:table-cell>
          <table:table-cell table:style-name="ce40" office:value-type="float" office:value="2008" calcext:value-type="float">
            <text:p>2,008</text:p>
          </table:table-cell>
          <table:table-cell table:style-name="ce40" office:value-type="float" office:value="3892" calcext:value-type="float">
            <text:p>3,892</text:p>
          </table:table-cell>
          <table:table-cell table:style-name="ce40" office:value-type="float" office:value="1870" calcext:value-type="float">
            <text:p>1,870</text:p>
          </table:table-cell>
          <table:table-cell table:style-name="ce40" office:value-type="float" office:value="5420" calcext:value-type="float">
            <text:p>5,420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77" calcext:value-type="float">
            <text:p>16,777</text:p>
          </table:table-cell>
          <table:table-cell table:style-name="ce40" office:value-type="float" office:value="22484" calcext:value-type="float">
            <text:p>22,484</text:p>
          </table:table-cell>
          <table:table-cell table:style-name="ce40" office:value-type="float" office:value="2634" calcext:value-type="float">
            <text:p>2,63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3945" calcext:value-type="float">
            <text:p>53,945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1996" calcext:value-type="float">
            <text:p>1,996</text:p>
          </table:table-cell>
          <table:table-cell table:style-name="ce40" office:value-type="float" office:value="5584" calcext:value-type="float">
            <text:p>5,584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80" calcext:value-type="float">
            <text:p>16,780</text:p>
          </table:table-cell>
          <table:table-cell table:style-name="ce40" office:value-type="float" office:value="22487" calcext:value-type="float">
            <text:p>22,487</text:p>
          </table:table-cell>
          <table:table-cell table:style-name="ce40" office:value-type="float" office:value="24" calcext:value-type="float">
            <text:p>24</text:p>
          </table:table-cell>
          <table:table-cell table:style-name="ce46" office:value-type="float" office:value="13" calcext:value-type="float">
            <text:p>13</text:p>
          </table:table-cell>
          <table:table-cell table:style-name="ce67" office:value-type="float" office:value="1294" calcext:value-type="float">
            <text:p>1,294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8383" calcext:value-type="float">
            <text:p>78,383</text:p>
          </table:table-cell>
          <table:table-cell table:style-name="ce38" office:value-type="float" office:value="2097" calcext:value-type="float">
            <text:p>2,097</text:p>
          </table:table-cell>
          <table:table-cell table:style-name="ce38" office:value-type="float" office:value="7174" calcext:value-type="float">
            <text:p>7,174</text:p>
          </table:table-cell>
          <table:table-cell table:style-name="ce38" office:value-type="float" office:value="3428" calcext:value-type="float">
            <text:p>3,4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892" calcext:value-type="float">
            <text:p>30,892</text:p>
          </table:table-cell>
          <table:table-cell table:style-name="ce38" office:value-type="float" office:value="32011" calcext:value-type="float">
            <text:p>32,011</text:p>
          </table:table-cell>
          <table:table-cell table:style-name="ce38" office:value-type="float" office:value="2482" calcext:value-type="float">
            <text:p>2,48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76712" calcext:value-type="float">
            <text:p>76,712</text:p>
          </table:table-cell>
          <table:table-cell table:style-name="ce38" office:value-type="float" office:value="3409" calcext:value-type="float">
            <text:p>3,409</text:p>
          </table:table-cell>
          <table:table-cell table:style-name="ce38" office:value-type="float" office:value="6445" calcext:value-type="float">
            <text:p>6,445</text:p>
          </table:table-cell>
          <table:table-cell table:style-name="ce38" office:value-type="float" office:value="3482" calcext:value-type="float">
            <text:p>3,4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2" calcext:value-type="float">
            <text:p>4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898" calcext:value-type="float">
            <text:p>30,898</text:p>
          </table:table-cell>
          <table:table-cell table:style-name="ce38" office:value-type="float" office:value="32016" calcext:value-type="float">
            <text:p>32,016</text:p>
          </table:table-cell>
          <table:table-cell table:style-name="ce38" office:value-type="float" office:value="26" calcext:value-type="float">
            <text:p>26</text:p>
          </table:table-cell>
          <table:table-cell table:style-name="ce44" office:value-type="float" office:value="24" calcext:value-type="float">
            <text:p>24</text:p>
          </table:table-cell>
          <table:table-cell table:style-name="ce65" office:value-type="float" office:value="1671" calcext:value-type="float">
            <text:p>1,671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4752" calcext:value-type="float">
            <text:p>34,752</text:p>
          </table:table-cell>
          <table:table-cell table:style-name="ce39" office:value-type="float" office:value="968" calcext:value-type="float">
            <text:p>968</text:p>
          </table:table-cell>
          <table:table-cell table:style-name="ce39" office:value-type="float" office:value="3368" calcext:value-type="float">
            <text:p>3,368</text:p>
          </table:table-cell>
          <table:table-cell table:style-name="ce39" office:value-type="float" office:value="1651" calcext:value-type="float">
            <text:p>1,6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15" calcext:value-type="float">
            <text:p>14,115</text:p>
          </table:table-cell>
          <table:table-cell table:style-name="ce39" office:value-type="float" office:value="14198" calcext:value-type="float">
            <text:p>14,198</text:p>
          </table:table-cell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4644" calcext:value-type="float">
            <text:p>34,644</text:p>
          </table:table-cell>
          <table:table-cell table:style-name="ce39" office:value-type="float" office:value="1564" calcext:value-type="float">
            <text:p>1,564</text:p>
          </table:table-cell>
          <table:table-cell table:style-name="ce39" office:value-type="float" office:value="2935" calcext:value-type="float">
            <text:p>2,935</text:p>
          </table:table-cell>
          <table:table-cell table:style-name="ce39" office:value-type="float" office:value="1572" calcext:value-type="float">
            <text:p>1,5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18" calcext:value-type="float">
            <text:p>14,118</text:p>
          </table:table-cell>
          <table:table-cell table:style-name="ce39" office:value-type="float" office:value="14200" calcext:value-type="float">
            <text:p>14,200</text:p>
          </table:table-cell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66" office:value-type="float" office:value="108" calcext:value-type="float">
            <text:p>108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3631" calcext:value-type="float">
            <text:p>43,631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3806" calcext:value-type="float">
            <text:p>3,806</text:p>
          </table:table-cell>
          <table:table-cell table:style-name="ce40" office:value-type="float" office:value="1777" calcext:value-type="float">
            <text:p>1,7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77" calcext:value-type="float">
            <text:p>16,777</text:p>
          </table:table-cell>
          <table:table-cell table:style-name="ce40" office:value-type="float" office:value="17813" calcext:value-type="float">
            <text:p>17,813</text:p>
          </table:table-cell>
          <table:table-cell table:style-name="ce40" office:value-type="float" office:value="2199" calcext:value-type="float">
            <text:p>2,19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2068" calcext:value-type="float">
            <text:p>42,068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3510" calcext:value-type="float">
            <text:p>3,510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80" calcext:value-type="float">
            <text:p>16,780</text:p>
          </table:table-cell>
          <table:table-cell table:style-name="ce40" office:value-type="float" office:value="17816" calcext:value-type="float">
            <text:p>17,816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13" calcext:value-type="float">
            <text:p>13</text:p>
          </table:table-cell>
          <table:table-cell table:style-name="ce67" office:value-type="float" office:value="1563" calcext:value-type="float">
            <text:p>1,56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105" calcext:value-type="float">
            <text:p>19,105</text:p>
          </table:table-cell>
          <table:table-cell table:style-name="ce41" office:value-type="float" office:value="779" calcext:value-type="float">
            <text:p>779</text:p>
          </table:table-cell>
          <table:table-cell table:style-name="ce41" office:value-type="float" office:value="5001" calcext:value-type="float">
            <text:p>5,001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75" calcext:value-type="float">
            <text:p>4,975</text:p>
          </table:table-cell>
          <table:table-cell table:style-name="ce41" office:value-type="float" office:value="7367" calcext:value-type="float">
            <text:p>7,367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119" calcext:value-type="float">
            <text:p>17,119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3845" calcext:value-type="float">
            <text:p>3,845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1" calcext:value-type="float">
            <text:p>4,281</text:p>
          </table:table-cell>
          <table:table-cell table:style-name="ce41" office:value-type="float" office:value="7367" calcext:value-type="float">
            <text:p>7,36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1986" calcext:value-type="float">
            <text:p>1,98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595" calcext:value-type="float">
            <text:p>8,595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351" calcext:value-type="float">
            <text:p>2,351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4" calcext:value-type="float">
            <text:p>2,304</text:p>
          </table:table-cell>
          <table:table-cell table:style-name="ce42" office:value-type="float" office:value="3295" calcext:value-type="float">
            <text:p>3,295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845" calcext:value-type="float">
            <text:p>7,845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5" calcext:value-type="float">
            <text:p>2,065</text:p>
          </table:table-cell>
          <table:table-cell table:style-name="ce42" office:value-type="float" office:value="3295" calcext:value-type="float">
            <text:p>3,29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750" calcext:value-type="float">
            <text:p>75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510" calcext:value-type="float">
            <text:p>10,510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2650" calcext:value-type="float">
            <text:p>2,650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1" calcext:value-type="float">
            <text:p>2,671</text:p>
          </table:table-cell>
          <table:table-cell table:style-name="ce43" office:value-type="float" office:value="4072" calcext:value-type="float">
            <text:p>4,072</text:p>
          </table:table-cell>
          <table:table-cell table:style-name="ce43" office:value-type="float" office:value="504" calcext:value-type="float">
            <text:p>5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74" calcext:value-type="float">
            <text:p>9,274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2075" calcext:value-type="float">
            <text:p>2,075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4072" calcext:value-type="float">
            <text:p>4,07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1236" calcext:value-type="float">
            <text:p>1,23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927" calcext:value-type="float">
            <text:p>92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7" calcext:value-type="float">
            <text:p>1,72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927" calcext:value-type="float">
            <text:p>9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34" calcext:value-type="float">
            <text:p><text:s text:c="7"/>－13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418" calcext:value-type="float">
            <text:p>4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86" calcext:value-type="float">
            <text:p>88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57" calcext:value-type="float">
            <text:p><text:s text:c="7"/>－5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445" calcext:value-type="float">
            <text:p>9,445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727" calcext:value-type="float">
            <text:p>727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69" calcext:value-type="float">
            <text:p>4,169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46" calcext:value-type="float">
            <text:p>7,646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64" calcext:value-type="float">
            <text:p>2,764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68" office:value-type="float" office:value="1799" calcext:value-type="float">
            <text:p>1,79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349" calcext:value-type="float">
            <text:p>4,349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2" calcext:value-type="float">
            <text:p>2,082</text:p>
          </table:table-cell>
          <table:table-cell table:style-name="ce42" office:value-type="float" office:value="1648" calcext:value-type="float">
            <text:p>1,64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4" calcext:value-type="float">
            <text:p>3,414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2" calcext:value-type="float">
            <text:p>1,232</text:p>
          </table:table-cell>
          <table:table-cell table:style-name="ce42" office:value-type="float" office:value="1648" calcext:value-type="float">
            <text:p>1,648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69" office:value-type="float" office:value="935" calcext:value-type="float">
            <text:p>93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096" calcext:value-type="float">
            <text:p>5,096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87" calcext:value-type="float">
            <text:p>2,087</text:p>
          </table:table-cell>
          <table:table-cell table:style-name="ce43" office:value-type="float" office:value="2105" calcext:value-type="float">
            <text:p>2,105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32" calcext:value-type="float">
            <text:p>4,232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2" calcext:value-type="float">
            <text:p>1,532</text:p>
          </table:table-cell>
          <table:table-cell table:style-name="ce43" office:value-type="float" office:value="2105" calcext:value-type="float">
            <text:p>2,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864" calcext:value-type="float">
            <text:p>86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60" calcext:value-type="float">
            <text:p>2,06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26" calcext:value-type="float">
            <text:p>1,92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34" calcext:value-type="float">
            <text:p>134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9" calcext:value-type="float">
            <text:p>9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9" calcext:value-type="float">
            <text:p>87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40" calcext:value-type="float">
            <text:p>4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1" calcext:value-type="float">
            <text:p>1,1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47" calcext:value-type="float">
            <text:p>1,04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366" calcext:value-type="float">
            <text:p>3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94" calcext:value-type="float">
            <text:p>94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597" calcext:value-type="float">
            <text:p>59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766" calcext:value-type="float">
            <text:p>1,7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6" calcext:value-type="float">
            <text:p>976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185" calcext:value-type="float">
            <text:p><text:s text:c="7"/>－185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01" calcext:value-type="float">
            <text:p><text:s text:c="7"/>－101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8" calcext:value-type="float">
            <text:p>548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84" calcext:value-type="float">
            <text:p><text:s text:c="7"/>－8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488" calcext:value-type="float">
            <text:p>5,488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8" calcext:value-type="float">
            <text:p>2,868</text:p>
          </table:table-cell>
          <table:table-cell table:style-name="ce41" office:value-type="float" office:value="2180" calcext:value-type="float">
            <text:p>2,180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24" calcext:value-type="float">
            <text:p>5,524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3" calcext:value-type="float">
            <text:p>2,963</text:p>
          </table:table-cell>
          <table:table-cell table:style-name="ce41" office:value-type="float" office:value="2183" calcext:value-type="float">
            <text:p>2,1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6" calcext:value-type="float">
            <text:p><text:s text:c="7"/>－3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52" calcext:value-type="float">
            <text:p>2,35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9" calcext:value-type="float">
            <text:p>1,269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16" calcext:value-type="float">
            <text:p>2,41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2" calcext:value-type="float">
            <text:p>1,312</text:p>
          </table:table-cell>
          <table:table-cell table:style-name="ce42" office:value-type="float" office:value="922" calcext:value-type="float">
            <text:p>9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64" calcext:value-type="float">
            <text:p><text:s text:c="7"/>－6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36" calcext:value-type="float">
            <text:p>3,13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9" calcext:value-type="float">
            <text:p>1,599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108" calcext:value-type="float">
            <text:p>3,108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1" calcext:value-type="float">
            <text:p>1,651</text:p>
          </table:table-cell>
          <table:table-cell table:style-name="ce43" office:value-type="float" office:value="1261" calcext:value-type="float">
            <text:p>1,2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8" calcext:value-type="float">
            <text:p>2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44" calcext:value-type="float">
            <text:p>3,54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2057" calcext:value-type="float">
            <text:p>2,05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55" calcext:value-type="float">
            <text:p>4,155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2" calcext:value-type="float">
            <text:p>1,802</text:p>
          </table:table-cell>
          <table:table-cell table:style-name="ce41" office:value-type="float" office:value="2057" calcext:value-type="float">
            <text:p>2,05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611" calcext:value-type="float">
            <text:p><text:s text:c="7"/>－61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1" calcext:value-type="float">
            <text:p>1,83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910" calcext:value-type="float">
            <text:p>91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360" calcext:value-type="float">
            <text:p><text:s text:c="7"/>－36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73" calcext:value-type="float">
            <text:p>2,07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4" calcext:value-type="float">
            <text:p>2,32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1147" calcext:value-type="float">
            <text:p>1,1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51" calcext:value-type="float">
            <text:p><text:s text:c="7"/>－25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9" calcext:value-type="float">
            <text:p>739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539" calcext:value-type="float">
            <text:p>5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79" calcext:value-type="float">
            <text:p><text:s text:c="7"/>－37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240" calcext:value-type="float">
            <text:p>2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11" calcext:value-type="float">
            <text:p><text:s text:c="7"/>－21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5" calcext:value-type="float">
            <text:p>8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299" calcext:value-type="float">
            <text:p>2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68" calcext:value-type="float">
            <text:p><text:s text:c="7"/>－16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551" calcext:value-type="float">
            <text:p><text:s text:c="7"/>－55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3" calcext:value-type="float">
            <text:p>1,03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294" calcext:value-type="float">
            <text:p>2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63" calcext:value-type="float">
            <text:p><text:s text:c="7"/>－26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38" calcext:value-type="float">
            <text:p>1,03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6" calcext:value-type="float">
            <text:p>1,32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0" calcext:value-type="float">
            <text:p>790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88" calcext:value-type="float">
            <text:p><text:s text:c="7"/>－28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74" calcext:value-type="float">
            <text:p>2,07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50" calcext:value-type="float">
            <text:p><text:s text:c="7"/>－35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6" calcext:value-type="float">
            <text:p>7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2" calcext:value-type="float">
            <text:p>622</text:p>
          </table:table-cell>
          <table:table-cell table:style-name="ce42" office:value-type="float" office:value="223" calcext:value-type="float">
            <text:p>2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05" calcext:value-type="float">
            <text:p><text:s text:c="7"/>－20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7" calcext:value-type="float">
            <text:p>577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45" calcext:value-type="float">
            <text:p><text:s text:c="7"/>－145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8" calcext:value-type="float">
            <text:p>3,748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5" calcext:value-type="float">
            <text:p>1,885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08" calcext:value-type="float">
            <text:p><text:s text:c="7"/>－108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60" calcext:value-type="float">
            <text:p>1,56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9" calcext:value-type="float">
            <text:p>1,61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614" calcext:value-type="float">
            <text:p>6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9" calcext:value-type="float">
            <text:p><text:s text:c="7"/>－59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80" calcext:value-type="float">
            <text:p>2,08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9" calcext:value-type="float">
            <text:p>2,12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49" calcext:value-type="float">
            <text:p><text:s text:c="7"/>－49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436" calcext:value-type="float">
            <text:p>5,43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882" calcext:value-type="float">
            <text:p>1,882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37" calcext:value-type="float">
            <text:p>5,337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882" calcext:value-type="float">
            <text:p>1,8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99" calcext:value-type="float">
            <text:p>9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19" calcext:value-type="float">
            <text:p>2,41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24" calcext:value-type="float">
            <text:p>2,42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5" calcext:value-type="float">
            <text:p><text:s text:c="7"/>－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17" calcext:value-type="float">
            <text:p>3,01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970" calcext:value-type="float">
            <text:p>9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5" calcext:value-type="float">
            <text:p>765</text:p>
          </table:table-cell>
          <table:table-cell table:style-name="ce43" office:value-type="float" office:value="1033" calcext:value-type="float">
            <text:p>1,033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13" calcext:value-type="float">
            <text:p>2,91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995" calcext:value-type="float">
            <text:p>9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0" calcext:value-type="float">
            <text:p>740</text:p>
          </table:table-cell>
          <table:table-cell table:style-name="ce43" office:value-type="float" office:value="1033" calcext:value-type="float">
            <text:p>1,0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4" calcext:value-type="float">
            <text:p>10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1462" calcext:value-type="float">
            <text:p>1,46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323" calcext:value-type="float">
            <text:p>3,32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1462" calcext:value-type="float">
            <text:p>1,46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625" calcext:value-type="float">
            <text:p><text:s text:c="7"/>－62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74" calcext:value-type="float">
            <text:p>1,17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4" calcext:value-type="float">
            <text:p>1,53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670" calcext:value-type="float">
            <text:p>6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60" calcext:value-type="float">
            <text:p><text:s text:c="7"/>－36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24" calcext:value-type="float">
            <text:p>1,52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89" calcext:value-type="float">
            <text:p>1,78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65" calcext:value-type="float">
            <text:p><text:s text:c="7"/>－26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211" calcext:value-type="float">
            <text:p>21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54" calcext:value-type="float">
            <text:p><text:s text:c="7"/>－15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2" calcext:value-type="float">
            <text:p><text:s text:c="7"/>－9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114" calcext:value-type="float">
            <text:p>1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2" calcext:value-type="float">
            <text:p><text:s text:c="7"/>－3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5" calcext:value-type="float">
            <text:p><text:s text:c="7"/>－2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34" calcext:value-type="float">
            <text:p>9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1" calcext:value-type="float">
            <text:p>94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513" calcext:value-type="float">
            <text:p>5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7" calcext:value-type="float">
            <text:p><text:s text:c="7"/>－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02" calcext:value-type="float">
            <text:p>1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5" calcext:value-type="float">
            <text:p>15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0" calcext:value-type="float">
            <text:p>1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554" calcext:value-type="float">
            <text:p>1,55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5" calcext:value-type="float">
            <text:p>1,95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5" calcext:value-type="float">
            <text:p>81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401" calcext:value-type="float">
            <text:p><text:s text:c="7"/>－401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7" calcext:value-type="float">
            <text:p>90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320" calcext:value-type="float">
            <text:p>32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231" calcext:value-type="float">
            <text:p><text:s text:c="7"/>－231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8" calcext:value-type="float">
            <text:p>1,04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70" calcext:value-type="float">
            <text:p><text:s text:c="7"/>－17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64" calcext:value-type="float">
            <text:p>26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65" calcext:value-type="float">
            <text:p>96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08" calcext:value-type="float">
            <text:p>10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28" calcext:value-type="float">
            <text:p>1,22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156" calcext:value-type="float">
            <text:p>15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076" calcext:value-type="float">
            <text:p>7,076</text:p>
          </table:table-cell>
          <table:table-cell table:number-columns-repeated="2" table:style-name="ce41" office:value-type="float" office:value="186" calcext:value-type="float">
            <text:p>186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5" calcext:value-type="float">
            <text:p>3,615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97" calcext:value-type="float">
            <text:p>6,197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91" calcext:value-type="float">
            <text:p>2,691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879" calcext:value-type="float">
            <text:p>87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51" calcext:value-type="float">
            <text:p>3,15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7" calcext:value-type="float">
            <text:p>1,647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79" calcext:value-type="float">
            <text:p>2,779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9" calcext:value-type="float">
            <text:p>1,229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372" calcext:value-type="float">
            <text:p>37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25" calcext:value-type="float">
            <text:p>3,92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8" calcext:value-type="float">
            <text:p>1,968</text:p>
          </table:table-cell>
          <table:table-cell table:style-name="ce43" office:value-type="float" office:value="1578" calcext:value-type="float">
            <text:p>1,578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18" calcext:value-type="float">
            <text:p>3,418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2" calcext:value-type="float">
            <text:p>1,462</text:p>
          </table:table-cell>
          <table:table-cell table:style-name="ce43" office:value-type="float" office:value="1578" calcext:value-type="float">
            <text:p>1,57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507" calcext:value-type="float">
            <text:p>50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05" calcext:value-type="float">
            <text:p><text:s text:c="7"/>－10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82" calcext:value-type="float">
            <text:p><text:s text:c="7"/>－8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231" calcext:value-type="float">
            <text:p>23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3" calcext:value-type="float">
            <text:p><text:s text:c="7"/>－2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68" calcext:value-type="float">
            <text:p>3,86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2" calcext:value-type="float">
            <text:p>3,702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2" calcext:value-type="float">
            <text:p>1,512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166" calcext:value-type="float">
            <text:p>16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6" calcext:value-type="float">
            <text:p>1,63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28" calcext:value-type="float">
            <text:p>2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04" calcext:value-type="float">
            <text:p>2,20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6" calcext:value-type="float">
            <text:p>2,066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975" calcext:value-type="float">
            <text:p>9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38" calcext:value-type="float">
            <text:p>138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3489" calcext:value-type="float">
            <text:p>13,489</text:p>
          </table:table-cell>
          <table:table-cell table:style-name="ce44" office:value-type="float" office:value="1376" calcext:value-type="float">
            <text:p>1,37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6445" calcext:value-type="float">
            <text:p>6,445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053" calcext:value-type="float">
            <text:p>5,053</text:p>
          </table:table-cell>
          <table:table-cell table:style-name="ce44" office:value-type="float" office:value="398" calcext:value-type="float">
            <text:p>39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639" calcext:value-type="float">
            <text:p>14,639</text:p>
          </table:table-cell>
          <table:table-cell table:style-name="ce44" office:value-type="float" office:value="2185" calcext:value-type="float">
            <text:p>2,18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7174" calcext:value-type="float">
            <text:p>7,174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053" calcext:value-type="float">
            <text:p>5,05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-1150" calcext:value-type="float">
            <text:p><text:s text:c="7"/>－1,150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6114" calcext:value-type="float">
            <text:p>6,114</text:p>
          </table:table-cell>
          <table:table-cell table:style-name="ce45" office:value-type="float" office:value="618" calcext:value-type="float">
            <text:p>61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2935" calcext:value-type="float">
            <text:p>2,935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48" calcext:value-type="float">
            <text:p>2,348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803" calcext:value-type="float">
            <text:p>6,803</text:p>
          </table:table-cell>
          <table:table-cell table:style-name="ce45" office:value-type="float" office:value="971" calcext:value-type="float">
            <text:p>97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83" calcext:value-type="float">
            <text:p>83</text:p>
          </table:table-cell>
          <table:table-cell table:style-name="ce45" office:value-type="float" office:value="3367" calcext:value-type="float">
            <text:p>3,367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48" calcext:value-type="float">
            <text:p>2,34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689" calcext:value-type="float">
            <text:p><text:s text:c="7"/>－689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7375" calcext:value-type="float">
            <text:p>7,375</text:p>
          </table:table-cell>
          <table:table-cell table:style-name="ce46" office:value-type="float" office:value="758" calcext:value-type="float">
            <text:p>75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3510" calcext:value-type="float">
            <text:p>3,510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705" calcext:value-type="float">
            <text:p>2,705</text:p>
          </table:table-cell>
          <table:table-cell table:style-name="ce46" office:value-type="float" office:value="291" calcext:value-type="float">
            <text:p>29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7836" calcext:value-type="float">
            <text:p>7,836</text:p>
          </table:table-cell>
          <table:table-cell table:style-name="ce46" office:value-type="float" office:value="1214" calcext:value-type="float">
            <text:p>1,21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3807" calcext:value-type="float">
            <text:p>3,807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705" calcext:value-type="float">
            <text:p>2,70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-461" calcext:value-type="float">
            <text:p><text:s text:c="7"/>－461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7698" calcext:value-type="float">
            <text:p>7,698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82" calcext:value-type="float">
            <text:p>3,482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37" calcext:value-type="float">
            <text:p>3,63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634" calcext:value-type="float">
            <text:p>7,634</text:p>
          </table:table-cell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28" calcext:value-type="float">
            <text:p>3,428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37" calcext:value-type="float">
            <text:p>3,63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64" calcext:value-type="float">
            <text:p>64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465" calcext:value-type="float">
            <text:p>3,465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83" calcext:value-type="float">
            <text:p>8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572" calcext:value-type="float">
            <text:p>1,572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71" calcext:value-type="float">
            <text:p>1,67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593" calcext:value-type="float">
            <text:p>3,593</text:p>
          </table:table-cell>
          <table:table-cell table:style-name="ce45" office:value-type="float" office:value="169" calcext:value-type="float">
            <text:p>169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51" calcext:value-type="float">
            <text:p>1,651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71" calcext:value-type="float">
            <text:p>1,67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128" calcext:value-type="float">
            <text:p><text:s text:c="7"/>－128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233" calcext:value-type="float">
            <text:p>4,233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910" calcext:value-type="float">
            <text:p>1,91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66" calcext:value-type="float">
            <text:p>1,966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41" calcext:value-type="float">
            <text:p>4,041</text:p>
          </table:table-cell>
          <table:table-cell table:style-name="ce46" office:value-type="float" office:value="191" calcext:value-type="float">
            <text:p>191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77" calcext:value-type="float">
            <text:p>1,777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66" calcext:value-type="float">
            <text:p>1,96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92" calcext:value-type="float">
            <text:p>192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12" calcext:value-type="float">
            <text:p>4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4" calcext:value-type="float">
            <text:p>46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86" calcext:value-type="float">
            <text:p>28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3" calcext:value-type="float">
            <text:p>11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150" calcext:value-type="float">
            <text:p>150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34" calcext:value-type="float">
            <text:p>23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64" calcext:value-type="float">
            <text:p>26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5" office:value-type="float" office:value="165" calcext:value-type="float">
            <text:p>16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61" calcext:value-type="float">
            <text:p>6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74" calcext:value-type="float">
            <text:p>74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276" calcext:value-type="float">
            <text:p>27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78" calcext:value-type="float">
            <text:p>178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21" calcext:value-type="float">
            <text:p>121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52" calcext:value-type="float">
            <text:p>5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72" calcext:value-type="float">
            <text:p>37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0" calcext:value-type="float">
            <text:p>23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9" calcext:value-type="float">
            <text:p>10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66" calcext:value-type="float">
            <text:p>16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8" calcext:value-type="float">
            <text:p>2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82" calcext:value-type="float">
            <text:p>8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4" calcext:value-type="float">
            <text:p>16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4" calcext:value-type="float">
            <text:p>8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6" calcext:value-type="float">
            <text:p><text:s text:c="7"/>－1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" calcext:value-type="float">
            <text:p><text:s text:c="7"/>－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" calcext:value-type="float">
            <text:p><text:s text:c="7"/>－8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5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10:34</meta:creation-date>
    <dc:creator>user</dc:creator>
    <dc:date>2010-05-06T16:12:09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